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, Helvetica, Jamrul, sans-serif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7549in" table:align="left"/>
    </style:style>
    <style:style style:name="Table1.A" style:family="table-column">
      <style:table-column-properties style:column-width="1.441in"/>
    </style:style>
    <style:style style:name="Table1.B" style:family="table-column">
      <style:table-column-properties style:column-width="1.3139in"/>
    </style:style>
    <style:style style:name="Table1.A1" style:family="table-cell">
      <style:table-cell-properties style:vertical-align="middle" fo:padding="0.0194in" fo:border="none"/>
    </style:style>
    <style:style style:name="Table1.A2" style:family="table-cell">
      <style:table-cell-properties style:vertical-align="middle" fo:padding="0in" fo:border="none"/>
    </style:style>
    <style:style style:name="Table2" style:family="table">
      <style:table-properties style:width="2.7549in" table:align="left"/>
    </style:style>
    <style:style style:name="Table2.A" style:family="table-column">
      <style:table-column-properties style:column-width="1.441in"/>
    </style:style>
    <style:style style:name="Table2.B" style:family="table-column">
      <style:table-column-properties style:column-width="1.3139in"/>
    </style:style>
    <style:style style:name="Table2.A1" style:family="table-cell">
      <style:table-cell-properties style:vertical-align="middle" fo:padding="0.0194in" fo:border="none"/>
    </style:style>
    <style:style style:name="Table2.A2" style:family="table-cell">
      <style:table-cell-properties style:vertical-align="middle" fo:padding="0in" fo:border="none"/>
    </style:style>
    <style:style style:name="Table3" style:family="table">
      <style:table-properties style:width="2.7549in" table:align="left"/>
    </style:style>
    <style:style style:name="Table3.A" style:family="table-column">
      <style:table-column-properties style:column-width="1.441in"/>
    </style:style>
    <style:style style:name="Table3.B" style:family="table-column">
      <style:table-column-properties style:column-width="1.3139in"/>
    </style:style>
    <style:style style:name="Table3.A1" style:family="table-cell">
      <style:table-cell-properties style:vertical-align="middle" fo:padding="0.0194in" fo:border="none"/>
    </style:style>
    <style:style style:name="Table3.A2" style:family="table-cell">
      <style:table-cell-properties style:vertical-align="middle" fo:padding="0in" fo:border="none"/>
    </style:style>
    <style:style style:name="Table4" style:family="table">
      <style:table-properties style:width="2.8451in" table:align="left"/>
    </style:style>
    <style:style style:name="Table4.A" style:family="table-column">
      <style:table-column-properties style:column-width="1.441in"/>
    </style:style>
    <style:style style:name="Table4.B" style:family="table-column">
      <style:table-column-properties style:column-width="1.4042in"/>
    </style:style>
    <style:style style:name="Table4.A1" style:family="table-cell">
      <style:table-cell-properties style:vertical-align="middle" fo:padding="0.0194in" fo:border="none"/>
    </style:style>
    <style:style style:name="Table4.A2" style:family="table-cell">
      <style:table-cell-properties style:vertical-align="middle" fo:padding="0in" fo:border="none"/>
    </style:style>
    <style:style style:name="Table5" style:family="table">
      <style:table-properties style:width="3.4396in" table:align="left"/>
    </style:style>
    <style:style style:name="Table5.A" style:family="table-column">
      <style:table-column-properties style:column-width="2.1257in"/>
    </style:style>
    <style:style style:name="Table5.B" style:family="table-column">
      <style:table-column-properties style:column-width="1.3139in"/>
    </style:style>
    <style:style style:name="Table5.A1" style:family="table-cell">
      <style:table-cell-properties style:vertical-align="middle" fo:padding="0.0194in" fo:border="none"/>
    </style:style>
    <style:style style:name="Table5.A2" style:family="table-cell">
      <style:table-cell-properties style:vertical-align="middle" fo:padding="0in" fo:border="none"/>
    </style:style>
    <style:style style:name="Table6" style:family="table">
      <style:table-properties style:width="2.7549in" table:align="left"/>
    </style:style>
    <style:style style:name="Table6.A" style:family="table-column">
      <style:table-column-properties style:column-width="1.441in"/>
    </style:style>
    <style:style style:name="Table6.B" style:family="table-column">
      <style:table-column-properties style:column-width="1.3139in"/>
    </style:style>
    <style:style style:name="Table6.A1" style:family="table-cell">
      <style:table-cell-properties style:vertical-align="middle" fo:padding="0.0194in" fo:border="none"/>
    </style:style>
    <style:style style:name="Table6.A2" style:family="table-cell">
      <style:table-cell-properties style:vertical-align="middle" fo:padding="0in" fo:border="none"/>
    </style:style>
    <style:style style:name="Table7" style:family="table">
      <style:table-properties style:width="2.8896in" table:align="left"/>
    </style:style>
    <style:style style:name="Table7.A" style:family="table-column">
      <style:table-column-properties style:column-width="1.441in"/>
    </style:style>
    <style:style style:name="Table7.B" style:family="table-column">
      <style:table-column-properties style:column-width="1.4486in"/>
    </style:style>
    <style:style style:name="Table7.A1" style:family="table-cell">
      <style:table-cell-properties style:vertical-align="middle" fo:padding="0.0194in" fo:border="none"/>
    </style:style>
    <style:style style:name="Table7.A2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left="0in" fo:margin-right="0in" fo:margin-top="0in" fo:margin-bottom="0.2083in" style:contextual-spacing="false" fo:text-align="center" style:justify-single-word="false" fo:text-indent="0in" style:auto-text-indent="false" fo:padding="0in" fo:border="none"/>
      <style:text-properties fo:font-variant="normal" fo:text-transform="none" fo:color="#000000" style:font-name="Trebuchet MS" fo:font-size="9pt" fo:letter-spacing="normal" fo:font-style="normal" fo:font-weight="normal"/>
    </style:style>
    <style:style style:name="P2" style:family="paragraph" style:parent-style-name="Text_20_body" style:list-style-name="L1">
      <style:paragraph-properties style:line-height-at-least="0.2083in" fo:text-align="justify" style:justify-single-word="fals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052in" style:contextual-spacing="false" fo:text-align="center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italic"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083in" fo:text-align="justify" style:justify-single-word="false" fo:text-indent="0in" style:auto-text-indent="fals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083in" fo:text-align="justify" style:justify-single-word="false" fo:text-indent="0in" style:auto-text-indent="false"/>
      <style:text-properties fo:font-variant="normal" fo:text-transform="none" fo:color="#000000" style:font-name="Trebuchet MS" fo:font-size="10.5pt" fo:letter-spacing="normal" fo:font-style="normal" fo:font-weight="normal" officeooo:paragraph-rsid="000df4c7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083in" fo:text-align="justify" style:justify-single-word="false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italic" fo:font-weight="normal"/>
    </style:style>
    <style:style style:name="P8" style:family="paragraph" style:parent-style-name="Text_20_body">
      <style:paragraph-properties fo:margin-left="0in" fo:margin-right="0in" fo:margin-top="0in" fo:margin-bottom="0.1563in" style:contextual-spacing="false" style:line-height-at-least="0.2083in" fo:text-align="justify" style:justify-single-word="false" fo:text-indent="0in" style:auto-text-indent="fals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.1563in" style:contextual-spacing="false" style:line-height-at-least="0.2083in" fo:text-align="justify" style:justify-single-word="false" fo:text-indent="0in" style:auto-text-indent="false"/>
    </style:style>
    <style:style style:name="P10" style:family="paragraph" style:parent-style-name="Text_20_body" style:list-style-name="L1">
      <style:paragraph-properties fo:margin-top="0in" fo:margin-bottom="0in" style:contextual-spacing="false" style:line-height-at-least="0.2083in" fo:text-align="justify" style:justify-single-word="fals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1" style:family="paragraph" style:parent-style-name="Text_20_body">
      <style:paragraph-properties fo:margin-top="0in" fo:margin-bottom="0.2083in" style:contextual-spacing="false" fo:text-align="center" style:justify-single-word="false" fo:padding="0in" fo:border="none"/>
    </style:style>
    <style:style style:name="P12" style:family="paragraph" style:parent-style-name="Heading_20_1">
      <style:paragraph-properties fo:margin-left="0in" fo:margin-right="0in" fo:margin-top="0.052in" fo:margin-bottom="0.052in" style:contextual-spacing="false" fo:text-align="center" style:justify-single-word="false" fo:text-indent="0in" style:auto-text-indent="false" fo:padding="0in" fo:border="none"/>
      <style:text-properties fo:font-variant="normal" fo:text-transform="none" fo:color="#000000" style:font-name="Trebuchet MS" fo:font-size="21pt" fo:letter-spacing="normal" fo:font-style="normal" fo:font-weight="bold"/>
    </style:style>
    <style:style style:name="P13" style:family="paragraph" style:parent-style-name="Heading_20_2">
      <style:paragraph-properties fo:margin-left="0in" fo:margin-right="0in" fo:margin-top="0.2083in" fo:margin-bottom="0.1043in" style:contextual-spacing="false" style:line-height-at-least="0.2083in" fo:text-align="justify" style:justify-single-word="false" fo:text-indent="0in" style:auto-text-indent="false"/>
      <style:text-properties fo:font-variant="normal" fo:text-transform="none" fo:color="#000000" style:font-name="Trebuchet MS" fo:font-size="13.5pt" fo:letter-spacing="normal" fo:font-style="normal" fo:font-weight="bold"/>
    </style:style>
    <style:style style:name="P14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5" style:family="paragraph" style:parent-style-name="Table_20_Contents">
      <style:paragraph-properties fo:margin-left="0in" fo:margin-right="0in" fo:margin-top="0in" fo:margin-bottom="0.1563in" style:contextual-spacing="false" fo:text-indent="0in" style:auto-text-indent="false"/>
    </style:style>
    <style:style style:name="T1" style:family="text">
      <style:text-properties fo:font-variant="normal" fo:text-transform="none" fo:color="#000000" style:font-name="Trebuchet MS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Trebuchet MS" fo:font-size="10.5pt" fo:letter-spacing="normal" fo:font-style="normal" fo:font-weight="bold"/>
    </style:style>
    <style:style style:name="T3" style:family="text">
      <style:text-properties fo:font-variant="normal" fo:text-transform="none" fo:color="#000000" style:text-position="-33% 80%" style:font-name="Trebuchet MS" fo:font-size="10.5pt" fo:letter-spacing="normal" fo:font-style="normal" fo:font-weight="normal"/>
    </style:style>
    <style:style style:name="T4" style:family="text">
      <style:text-properties fo:font-variant="normal" fo:text-transform="none" fo:color="#000000" style:text-position="-33% 80%" style:font-name="Trebuchet MS" fo:font-size="8.25pt" fo:letter-spacing="normal" fo:font-style="normal" fo:font-weight="normal"/>
    </style:style>
    <style:style style:name="T5" style:family="text">
      <style:text-properties fo:font-variant="normal" fo:text-transform="none" fo:color="#000000" style:text-position="33% 80%" style:font-name="Trebuchet MS" fo:font-size="10.5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I Online Judge | 1192</text:p>
      <text:h text:style-name="P12" text:outline-level="1">O jogo Matemático de Paula</text:h>
      <text:p text:style-name="P7">Por Neilor Tonin, URI <draw:frame draw:style-name="fr1" draw:name="graphics1" text:anchor-type="as-char" svg:width="0.1665in" svg:height="0.1146in" draw:z-index="0"><draw:image xlink:href="http://www.urionlinejudge.com.br/gallery/images/flags/br.gif" xlink:type="simple" xlink:show="embed" xlink:actuate="onLoad"/></draw:frame> Brasil</text:p>
      <text:p text:style-name="P11"><text:span text:style-name="Strong_20_Emphasis"><text:span text:style-name="T2">Timelimit: 2</text:span></text:span></text:p>
      <text:p text:style-name="P5">Paula simplesmente adora matemática. Seu maior passatempo é ficar inventando jogos ou atividades que a envolvam para brincar com seus amiguinhos. Obviamente, nem todos eles não são tão apaixonados assim por matemática e têm muita dificuldade para resolver as brincadeiras propostas por ela. Agora Paula inventou um pequeno passatempo que envolve 3 caracteres: um dígito numérico, uma letra e outro dígito numérico.</text:p>
      <text:p text:style-name="P5"><text:line-break/><text:line-break/>Se a letra for maiúscula, deve-se subtrair o primeiro dígito do segundo. Se a letra for minúscula, deve-se somar ambos os dígitos e se os DÍGITOS forem iguais, deve-se desconsiderar a letra e mostrar o produto entre os dois dígitos. Ela pediu para seu amigo Marcelo, que é bom em programação, para criar um programa para que encontre a solução para cada uma das sequências que Paula lhe apresentar.</text:p>
      <text:h text:style-name="P13" text:outline-level="2">Entrada</text:h>
      <text:p text:style-name="P4">A entrada contém vários casos de teste. A primeira linha da entrada contém um inteiro N, indicando o número de casos de teste que virão a seguir. Cada caso de teste é uma sequência de três caracteres criada por Paula. Esta sequência contém na primeira posição um caractere de '0' a '9', na segunda posição uma letra maiúscula ou minúscula do alfabeto e na terceira posição outro caractere de '0' a '9'.</text:p>
      <text:h text:style-name="P13" text:outline-level="2">Saída</text:h>
      <text:p text:style-name="P4">Para cada caso de teste, deve ser impressa uma linha com a solução da sequência proposta por Paula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Contents">Exemplo de Entrada</text:p>
            </table:table-cell>
            <table:table-cell table:style-name="Table1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1.A2" office:value-type="string">
            <text:p text:style-name="P14">5<text:line-break/>4A5<text:line-break/>3A3<text:line-break/>4f2<text:line-break/>2G4<text:line-break/>7Z1</text:p>
          </table:table-cell>
          <table:table-cell table:style-name="Table1.A2" office:value-type="string">
            <text:p text:style-name="P14">1<text:line-break/>9<text:line-break/>6<text:line-break/>2<text:line-break/>-6</text:p>
          </table:table-cell>
        </table:table-row>
      </table:table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><text:soft-page-break/>URI Online Judge | 1410</text:p>
      <text:h text:style-name="P12" text:outline-level="1">Ele Está Impedido</text:h>
      <text:p text:style-name="P3">Por Fábio Dias Moreira  Brazil</text:p>
      <text:p text:style-name="P11"><text:span text:style-name="Strong_20_Emphasis"><text:span text:style-name="T2">Timelimit: 1</text:span></text:span></text:p>
      <text:p text:style-name="P8">A Rede do Hemisfério é a maior rede de televisão de Tumbolia, um pequeno país situado a leste da América do Sul (ou sul da América do Leste). O esporte mais popular em Tumbolia, obviamente, é o futebol; muitos jogos são transmitidos toda semana em Tumbolia.</text:p>
      <text:p text:style-name="P8">A Rede do Hemisfério recebe muitos pedidos para repassar lances polêmicos; normalmente esses acontecem quando um jogador é dito impedido pelo juíz. Um jogador atacante está impedido se ele está mais próximo da linha do gol do oponente do que o penúltimo adversário. Um jogador não está impedido se</text:p>
      <text:list xml:id="list568460446112358811" text:style-name="L1">
        <text:list-item>
          <text:p text:style-name="P10">ele está na mesma linha que o penúltimo adversário ou</text:p>
        </text:list-item>
        <text:list-item>
          <text:p text:style-name="P2">ele está na mesma linha que os dois últimos adversários.</text:p>
        </text:list-item>
      </text:list>
      <text:p text:style-name="P8">Através do uso de tecnologia de computação gráfica, a Rede do Hemisfério consegue tirar uma foto do campo e determinar as distâncias dos jogadores até a linha do gol do time defensor, mas eles ainda precisam de um programa que, dadas essas distâncias, decida se um jogador está impedido.</text:p>
      <text:h text:style-name="P13" text:outline-level="2">Entrada</text:h>
      <text:p text:style-name="P9"><text:span text:style-name="T1">O arquivo de entrada contém vários casos de teste. A primeira linha de cada caso de teste contém dois inteiros </text:span><text:span text:style-name="Strong_20_Emphasis"><text:span text:style-name="T1">A</text:span></text:span><text:span text:style-name="T1"> e </text:span><text:span text:style-name="Strong_20_Emphasis"><text:span text:style-name="T1">D</text:span></text:span><text:span text:style-name="T1"> separados por um espaço indicando, respectivamente, o número de jogadores atacantes e defensores envolvidos na jogada (2 ≤ </text:span><text:span text:style-name="Strong_20_Emphasis"><text:span text:style-name="T1">A</text:span></text:span><text:span text:style-name="T1">, </text:span><text:span text:style-name="Strong_20_Emphasis"><text:span text:style-name="T1">D</text:span></text:span><text:span text:style-name="T1"> ≤ 11). A próxima linha contém </text:span><text:span text:style-name="Strong_20_Emphasis"><text:span text:style-name="T1">A</text:span></text:span><text:span text:style-name="T1"> inteiros </text:span><text:span text:style-name="Strong_20_Emphasis"><text:span text:style-name="T1">B</text:span></text:span><text:span text:style-name="Strong_20_Emphasis"><text:span text:style-name="T3">i</text:span></text:span><text:span text:style-name="T1"> separados por um espaço, indicando as distâncias dos jogadores atacantes até a linha do gol (1 ≤ </text:span><text:span text:style-name="Strong_20_Emphasis"><text:span text:style-name="T1">B</text:span></text:span><text:span text:style-name="Strong_20_Emphasis"><text:span text:style-name="T3">i</text:span></text:span><text:span text:style-name="T1"> ≤ 10</text:span><text:span text:style-name="T5">4</text:span><text:span text:style-name="T1">). A próxima linha contém </text:span><text:span text:style-name="Strong_20_Emphasis"><text:span text:style-name="T1">D</text:span></text:span><text:span text:style-name="T1"> inteiros </text:span><text:span text:style-name="Strong_20_Emphasis"><text:span text:style-name="T1">C</text:span></text:span><text:span text:style-name="Strong_20_Emphasis"><text:span text:style-name="T4">j</text:span></text:span><text:span text:style-name="T1"> separados por um espaço, indicando as distâncias dos defensores até a linha do gol (1 ≤ </text:span><text:span text:style-name="Strong_20_Emphasis"><text:span text:style-name="T1">C</text:span></text:span><text:span text:style-name="Strong_20_Emphasis"><text:span text:style-name="T4">j</text:span></text:span><text:span text:style-name="T1"> ≤ 10</text:span><text:span text:style-name="T5">4</text:span><text:span text:style-name="T1">). O final da entrada é dado por </text:span><text:span text:style-name="Strong_20_Emphasis"><text:span text:style-name="T1">A</text:span></text:span><text:span text:style-name="T1"> = </text:span><text:span text:style-name="Strong_20_Emphasis"><text:span text:style-name="T1">D</text:span></text:span><text:span text:style-name="T1"> = 0.</text:span></text:p>
      <text:h text:style-name="P13" text:outline-level="2">Saída</text:h>
      <text:p text:style-name="P8">Para cada caso de teste na entrada imprima uma linha contendo um único caractere: "Y" (maiúsculo) se existe um jogador atacante impedido, e "N" (maiúsculo) caso contrário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Contents">Exemplo de Entrada</text:p>
            </table:table-cell>
            <table:table-cell table:style-name="Table2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2.A2" office:value-type="string">
            <text:p text:style-name="P15">2 3<text:line-break/>500 700<text:line-break/>700 500 500<text:line-break/>2 2<text:line-break/>200 400<text:line-break/>200 1000<text:line-break/>3 4<text:line-break/>530 510 490<text:line-break/><text:soft-page-break/>480 470 50 310<text:line-break/>0 0</text:p>
          </table:table-cell>
          <table:table-cell table:style-name="Table2.A2" office:value-type="string">
            <text:p text:style-name="P15">N<text:line-break/>Y<text:line-break/>N</text:p>
          </table:table-cell>
        </table:table-row>
      </table:table>
      <text:p text:style-name="P8">ACM/ICPC South America Contest 2007.</text:p>
      <text:p text:style-name="P1">URI Online Judge | 1443</text:p>
      <text:h text:style-name="P12" text:outline-level="1">Engarrafamento</text:h>
      <text:p text:style-name="P3">Por Lucas Hermann Negri, UDESC <draw:frame draw:style-name="fr1" draw:name="graphics3" text:anchor-type="as-char" svg:width="0.1665in" svg:height="0.1146in" draw:z-index="1"><draw:image xlink:href="http://www.urionlinejudge.com.br/gallery/images/flags/br.gif" xlink:type="simple" xlink:show="embed" xlink:actuate="onLoad"/></draw:frame> Brasil</text:p>
      <text:p text:style-name="P11"><text:span text:style-name="Strong_20_Emphasis"><text:span text:style-name="T2">Timelimit: 1</text:span></text:span></text:p>
      <text:p text:style-name="P8">Marcos é um cientista de computação que trabalha em uma empresa de transporte, analisando dados das viagens dos caminhões de carga da empresa e otimizando notas de veículos. Devido aos constantes congestionamentos envolvendo veículos da empresa, esta designou uma nova tarefa para Marcos: computar a distância percorrida por cada veículo em situações de tráfego intenso. Marcos está muito ocupado com outras tarefas na empresa, e designou esta tarefa de calcular a distância percorrida em viagens para você, o novo estagiário da empresa.</text:p>
      <text:p text:style-name="P8">De forma mais específica, a distância percorrida de cada viagem deve ser calculada a partir dos dados de aceleração durante a viagem. Nestes dados constam as faixas de tempo onde o motorista pisou no acelerador (aceleração constante de 1m/s², até uma velocidade máxima de 10m/s), sendo que quando o veículo não estiver acelerando o motorista estará com o pé no freio (veículo parado ou freando com uma desaceleração constante de 2m/s²). A distância total percorrida na viagem deve ser calculada a partir destas faixas de tempo, assumindo que o veículo está inicialmente parado.</text:p>
      <text:h text:style-name="P13" text:outline-level="2">Entrada</text:h>
      <text:p text:style-name="P9"><text:span text:style-name="T1">A entrada é composta por vários casos de teste. Cada caso corresponde a uma viagem e é iniciado por uma linha contendo um inteiro </text:span><text:span text:style-name="Strong_20_Emphasis"><text:span text:style-name="T1">N</text:span></text:span><text:span text:style-name="T1">, que diz a quantidade de faixas de aceleração do veículo durante a viagem. O final da entrada é marcado com </text:span><text:span text:style-name="Strong_20_Emphasis"><text:span text:style-name="T1">N</text:span></text:span><text:span text:style-name="T1"> = 0, caso que não deve ser processado.</text:span></text:p>
      <text:p text:style-name="P9"><text:span text:style-name="T1">Cada uma das próximas </text:span><text:span text:style-name="Strong_20_Emphasis"><text:span text:style-name="T1">N</text:span></text:span><text:span text:style-name="T1"> linhas contém dois inteiros, </text:span><text:span text:style-name="Strong_20_Emphasis"><text:span text:style-name="T1">a</text:span></text:span><text:span text:style-name="T1"> e </text:span><text:span text:style-name="Strong_20_Emphasis"><text:span text:style-name="T1">b</text:span></text:span><text:span text:style-name="T1">, designando as faixas de tempo (em segundos) onde o motorista está com o pé no acelerador (acelerou no tempo t = </text:span><text:span text:style-name="Strong_20_Emphasis"><text:span text:style-name="T1">a</text:span></text:span><text:span text:style-name="T1"> até t = </text:span><text:span text:style-name="Strong_20_Emphasis"><text:span text:style-name="T1">b</text:span></text:span><text:span text:style-name="T1">). No primeiro caso de teste do exemplo abaixo (primeira viagem) o motorista pisou no acelerador no tempo t = 0s até t = 5s, pisou no freio entre t = 5s e t = 8s, acelerou de t = 8s até t = 15s, freou entre t = 16s e t = 17s e acelerou até t = 50s. A distância percorrida deve ser computada de t = 0s até o segundo final da última faixa de aceleração, neste caso de t = 0s até t = 50s.</text:span></text:p>
      <text:p text:style-name="P9"><text:span text:style-name="T1">Limites: 0 ≤ </text:span><text:span text:style-name="Strong_20_Emphasis"><text:span text:style-name="T1">N</text:span></text:span><text:span text:style-name="T1"> ≤ 1000, sendo que cada viagem demora no máximo 30h.</text:span></text:p>
      <text:h text:style-name="P13" text:outline-level="2">Saída</text:h>
      <text:p text:style-name="P8">O programa deverá imprimir, para cada viagem, uma linha contendo a distância percorrida em metros (com duas casas decimais).</text:p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Table_20_Contents">Exemplo de Entrada</text:p>
            </table:table-cell>
            <table:table-cell table:style-name="Table3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3.A2" office:value-type="string">
            <text:p text:style-name="P15">3<text:line-break/>0 5<text:line-break/>8 15<text:line-break/>17 50<text:line-break/>1<text:line-break/>5 30<text:line-break/>0</text:p>
          </table:table-cell>
          <table:table-cell table:style-name="Table3.A2" office:value-type="string">
            <text:p text:style-name="Table_20_Contents">358.75<text:line-break/>200.00</text:p>
          </table:table-cell>
        </table:table-row>
      </table:table>
      <text:p text:style-name="P8">Maratona de Programacao UDESC, Seletiva Iracema, 2013.</text:p>
      <text:p text:style-name="Standard"/>
      <text:p text:style-name="Standard"/>
      <text:p text:style-name="P1">URI Online Judge | 1212</text:p>
      <text:h text:style-name="P12" text:outline-level="1">Aritmética Primária</text:h>
      <text:p text:style-name="P7">Por Gordon V. Cormack <draw:frame draw:style-name="fr1" draw:name="graphics4" text:anchor-type="as-char" svg:width="0.1665in" svg:height="0.1146in" draw:z-index="2"><draw:image xlink:href="http://www.urionlinejudge.com.br/gallery/images/flags/ca.gif" xlink:type="simple" xlink:show="embed" xlink:actuate="onLoad"/></draw:frame> Canadá</text:p>
      <text:p text:style-name="P11"><text:span text:style-name="Strong_20_Emphasis"><text:span text:style-name="T2">Timelimit: 1</text:span></text:span></text:p>
      <text:p text:style-name="P4">As crianças são ensinadas a adicionar vários dígitos da direita para a esquerda, um dígito de cada vez. Muitos acham a operação "vai 1" (em inglês chamada de "carry", na qual o valor 1 é carregado de uma posição para ser adicionado ao dígito seguinte) um desafio significativo. Seu trabalho é para contar o número de operações de carry para cada um dos problemas de adição apresentados para que os educadores possam avaliar a sua dificuldade.</text:p>
      <text:h text:style-name="P13" text:outline-level="2">Entrada</text:h>
      <text:p text:style-name="P4">Cada linha de entrada contém dois inteiros sem sinal com no máximo 9 dígitos. A última linha de entrada contém 0 0.</text:p>
      <text:h text:style-name="P13" text:outline-level="2">Saída</text:h>
      <text:p text:style-name="P4">Para cada linha de entrada, com exceção da última, você deve computar e imprimir a quantidade de operações "leva 1" que resultam da adição dos 2 números, no formato apresentado no exemplo abaixo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Contents">Exemplo de Entrada</text:p>
            </table:table-cell>
            <table:table-cell table:style-name="Table4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4.A2" office:value-type="string">
            <text:p text:style-name="P14">123 456<text:line-break/>555 555<text:line-break/>123 594<text:line-break/>0 0</text:p>
          </table:table-cell>
          <table:table-cell table:style-name="Table4.A2" office:value-type="string">
            <text:p text:style-name="P14">No carry operation.<text:line-break/>3 carry operations.<text:line-break/>1 carry operation.</text:p>
          </table:table-cell>
        </table:table-row>
      </table:table>
      <text:p text:style-name="Standard"/>
      <text:p text:style-name="Standard"/>
      <text:p text:style-name="P1"/>
      <text:p text:style-name="P1"/>
      <text:p text:style-name="P1"/>
      <text:p text:style-name="P1"/>
      <text:p text:style-name="P1"><text:soft-page-break/>URI Online Judge | 1214</text:p>
      <text:h text:style-name="P12" text:outline-level="1">Acima da Média</text:h>
      <text:p text:style-name="P7">Por Gordon V. Cormack <draw:frame draw:style-name="fr1" draw:name="graphics5" text:anchor-type="as-char" svg:width="0.1665in" svg:height="0.1146in" draw:z-index="3"><draw:image xlink:href="http://www.urionlinejudge.com.br/gallery/images/flags/ca.gif" xlink:type="simple" xlink:show="embed" xlink:actuate="onLoad"/></draw:frame> Canada</text:p>
      <text:p text:style-name="P11"><text:span text:style-name="Strong_20_Emphasis"><text:span text:style-name="T2">Timelimit: 1</text:span></text:span></text:p>
      <text:p text:style-name="P4">Sabe-se que 90% dos calouros tem sempre a espectativa de serem acima da média no início de suas graduações. Você deve checar a realidade para ver se isso procede.</text:p>
      <text:h text:style-name="P13" text:outline-level="2">Entrada</text:h>
      <text:p text:style-name="P6"><text:span text:style-name="T1">A entrada contém muitos casos de teste. A primeira linha da entrada contém um inteiro integer </text:span><text:span text:style-name="Strong_20_Emphasis"><text:span text:style-name="T1">C</text:span></text:span><text:span text:style-name="T1">, indicando o número de casos te teste. Seguem </text:span><text:span text:style-name="Strong_20_Emphasis"><text:span text:style-name="T1">C</text:span></text:span><text:span text:style-name="T1"> casos de teste ou instâncias. Cada caso de teste inicia com um inteiro </text:span><text:span text:style-name="Strong_20_Emphasis"><text:span text:style-name="T1">N</text:span></text:span><text:span text:style-name="T1">, que é o número de pessoas de uma turma (1 ≤ </text:span><text:span text:style-name="Strong_20_Emphasis"><text:span text:style-name="T1">N</text:span></text:span><text:span text:style-name="T1"> ≤ 1000). Seguem </text:span><text:span text:style-name="Strong_20_Emphasis"><text:span text:style-name="T1">N</text:span></text:span><text:span text:style-name="T1"> inteiros, separados por espaços, cada um indicando a média final (um inteiro entre 0 e 100) de cada um dos estudantes desta turma.</text:span></text:p>
      <text:h text:style-name="P13" text:outline-level="2">Saída</text:h>
      <text:p text:style-name="P4">Para cada caso de teste imprima uma linha dando o percentual de estudantes que estão acima da média da turma, com o valor arredondado e com 3 casas decimais.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Contents">Exemplo de Entrada</text:p>
            </table:table-cell>
            <table:table-cell table:style-name="Table5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5.A2" office:value-type="string">
            <text:p text:style-name="P14">5<text:line-break/>5 50 50 70 80 100<text:line-break/>7 100 95 90 80 70 60 50<text:line-break/>3 70 90 80<text:line-break/>3 70 90 81<text:line-break/>9 100 99 98 97 96 95 94 93 91</text:p>
          </table:table-cell>
          <table:table-cell table:style-name="Table5.A2" office:value-type="string">
            <text:p text:style-name="P14">40.000%<text:line-break/>57.143%<text:line-break/>33.333%<text:line-break/>66.667%<text:line-break/>55.556%</text:p>
          </table:table-cell>
        </table:table-row>
      </table:table>
      <text:p text:style-name="P4">Tradução, entrada e saída por Neilor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URI Online Judge | 1221</text:p>
      <text:h text:style-name="P12" text:outline-level="1">Primo Rápido</text:h>
      <text:p text:style-name="P7">Por Neilor Tonin, URI <draw:frame draw:style-name="fr1" draw:name="graphics6" text:anchor-type="as-char" svg:width="0.1665in" svg:height="0.1146in" draw:z-index="4"><draw:image xlink:href="http://www.urionlinejudge.com.br/gallery/images/flags/br.gif" xlink:type="simple" xlink:show="embed" xlink:actuate="onLoad"/></draw:frame> Brasil</text:p>
      <text:p text:style-name="P11"><text:span text:style-name="Strong_20_Emphasis"><text:span text:style-name="T2">Timelimit: 1</text:span></text:span></text:p>
      <text:p text:style-name="P4">Mariazinha sabe que um Número Primo é aquele que pode ser dividido somente por 1 (um) e por ele mesmo. Por exemplo, o número 7 é primo, pois pode ser dividido apenas pelo número 1 e pelo número 7 sem que haja resto. Então ela pediu para você fazer um programa que aceite diversos valores e diga se cada um destes valores é primo ou não. Acontece que a paciência não é uma das virtudes de Mariazinha, portanto ela quer que a execução de todos os casos de teste que ela selecionar (instâncias) aconteçam no tempo máximo de um segundo, pois ela odeia esperar.</text:p>
      <text:h text:style-name="P13" text:outline-level="2">Entrada</text:h>
      <text:p text:style-name="P6"><text:span text:style-name="T1">A primeira linha da entrada contém um inteiro </text:span><text:span text:style-name="Strong_20_Emphasis"><text:span text:style-name="T1">N</text:span></text:span><text:span text:style-name="T1"> (1 ≤ </text:span><text:span text:style-name="Strong_20_Emphasis"><text:span text:style-name="T1">N</text:span></text:span><text:span text:style-name="T1"> ≤ 200), correspondente ao número de casos de teste. Seguem </text:span><text:span text:style-name="Strong_20_Emphasis"><text:span text:style-name="T1">N </text:span></text:span><text:span text:style-name="T1">linhas, cada uma contendo um valor inteiro </text:span><text:span text:style-name="Strong_20_Emphasis"><text:span text:style-name="T1">X</text:span></text:span><text:span text:style-name="T1"> (1 &lt; </text:span><text:span text:style-name="Strong_20_Emphasis"><text:span text:style-name="T1">X</text:span></text:span><text:span text:style-name="T1"> &lt; 2</text:span><text:span text:style-name="T5">31</text:span><text:span text:style-name="T1">) que pode ser ou não, um número primo.</text:span></text:p>
      <text:h text:style-name="P13" text:outline-level="2">Saída</text:h>
      <text:p text:style-name="P4">Para cada caso de teste imprima a mensagem “Prime” (Primo) ou “Not Prime” (Não Primo), de acordo com o exemplo abaixo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Contents">Exemplo de Entrada</text:p>
            </table:table-cell>
            <table:table-cell table:style-name="Table6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6.A2" office:value-type="string">
            <text:p text:style-name="P14">3<text:line-break/>123321<text:line-break/>123<text:line-break/>103</text:p>
          </table:table-cell>
          <table:table-cell table:style-name="Table6.A2" office:value-type="string">
            <text:p text:style-name="P14">Not Prime<text:line-break/>Not Prime<text:line-break/>Prime</text:p>
          </table:table-cell>
        </table:table-row>
      </table:table>
      <text:p text:style-name="Standard"/>
      <text:p text:style-name="Standard"/>
      <text:p text:style-name="P1">URI Online Judge | 1304</text:p>
      <text:h text:style-name="P12" text:outline-level="1">Velocidade Média</text:h>
      <text:p text:style-name="P3">Por Gordon Cormack <draw:frame draw:style-name="fr1" draw:name="graphics7" text:anchor-type="as-char" svg:width="0.1665in" svg:height="0.1146in" draw:z-index="5"><draw:image xlink:href="http://www.urionlinejudge.com.br/gallery/images/flags/ca.gif" xlink:type="simple" xlink:show="embed" xlink:actuate="onLoad"/></draw:frame> Canada</text:p>
      <text:p text:style-name="P11"><text:span text:style-name="Strong_20_Emphasis"><text:span text:style-name="T2">Timelimit: 2</text:span></text:span></text:p>
      <text:p text:style-name="P4">Você comprou um carro para dirigir de Waterloo para uma cidade grande. O odômetro do seu carro está quebrado, então você não pode medir a distância. Mas o velocímetro e o Cruise Control (sistema que mantém a velocidade, previamente programada, do veículo constante) estão funcionando, de modo que o carro pode manter uma velocidade constante, que pode ser ajustada de tempos em tempos em resposta aos limites de velocidade, engarrafamentos ou filas nas fronteiras. Você tem um cronômetro e anota o tempo decorrido toda vez que a velocidade muda. De vez em quando você se pergunta: “O quão longe eu estou?”. Para resolver este problema, você deve escrever um programa para ser executado em seu computador portátil no banco do passageiro.</text:p>
      <text:h text:style-name="P13" text:outline-level="2"><text:soft-page-break/>Entrada</text:h>
      <text:p text:style-name="P4">A entrada padrão contém várias linhas de entrada: Cada alteração de velocidade é indicada por uma linha específica com o tempo decorrido desde o início da viagem (hh:mm:ss), seguido da nova velocidade em km/h. Cada consulta é indicada por uma linha que contém o tempo decorrido. No início da viagem o carro está parado. O tempo decorrido é dado em ordem não decrescente e há, no máximo, uma variação de velocidade por linha de entrada.</text:p>
      <text:h text:style-name="P13" text:outline-level="2">Saída</text:h>
      <text:p text:style-name="P4">Para cada consulta na entrada padrão, você deve imprimir uma linha dando o tempo e a distância percorrida, no formato abaixo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Contents">Exemplo de Entrada</text:p>
            </table:table-cell>
            <table:table-cell table:style-name="Table7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7.A2" office:value-type="string">
            <text:p text:style-name="P14">00:00:01 100<text:line-break/>00:15:01<text:line-break/>00:30:01<text:line-break/>01:00:01 50<text:line-break/>03:00:01<text:line-break/>03:00:05 140</text:p>
          </table:table-cell>
          <table:table-cell table:style-name="Table7.A2" office:value-type="string">
            <text:p text:style-name="P14">00:15:01 25.00 km<text:line-break/>00:30:01 50.00 km<text:line-break/>03:00:01 200.00 km</text:p>
          </table:table-cell>
        </table:table-row>
      </table:table>
      <text:p text:style-name="P4">Adaptado por Gerson Groth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, Helvetica, Jamrul, sans-serif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Droid Sans Devanagar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Droid Sans Devanagar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9T08:31:05.965598328</meta:creation-date>
    <dc:date>2013-09-19T09:13:43.241526424</dc:date>
    <meta:editing-duration>PT11M56S</meta:editing-duration>
    <meta:editing-cycles>1</meta:editing-cycles>
    <meta:document-statistic meta:table-count="7" meta:image-count="6" meta:object-count="0" meta:page-count="7" meta:paragraph-count="103" meta:word-count="1883" meta:character-count="10405" meta:non-whitespace-character-count="8622"/>
    <meta:generator>LibreOffice/4.1.1.2$Linux_X86_64 LibreOffice_project/410m0$Build-2</meta:generator>
  </office:meta>
</office:document-meta>
</file>